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limati" svg:font-family="Kalimati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0.208065334" calcext:value-type="float">
            <text:p>0.208065334</text:p>
          </table:table-cell>
          <table:table-cell office:value-type="float" office:value="4.80618265799146" calcext:value-type="float">
            <text:p>4.806182658</text:p>
          </table:table-cell>
          <table:table-cell/>
          <table:table-cell office:value-type="float" office:value="0.550357904602806" calcext:value-type="float">
            <text:p>0.5503579046</text:p>
          </table:table-cell>
          <table:table-cell office:value-type="float" office:value="18.599055156072" calcext:value-type="float">
            <text:p>18.5990551561</text:p>
          </table:table-cell>
          <table:table-cell/>
          <table:table-cell office:value-type="float" office:value="3.1044558138" calcext:value-type="float">
            <text:p>3.1044558138</text:p>
          </table:table-cell>
          <table:table-cell office:value-type="float" office:value="33.8846830386" calcext:value-type="float">
            <text:p>33.8846830386</text:p>
          </table:table-cell>
          <table:table-cell/>
          <table:table-cell office:value-type="float" office:value="27.641724523" calcext:value-type="float">
            <text:p>27.641724523</text:p>
          </table:table-cell>
          <table:table-cell office:value-type="float" office:value="38.6905436415" calcext:value-type="float">
            <text:p>38.6905436415</text:p>
          </table:table-cell>
        </table:table-row>
        <table:table-row table:style-name="ro1">
          <table:table-cell office:value-type="float" office:value="0.157159588" calcext:value-type="float">
            <text:p>0.157159588</text:p>
          </table:table-cell>
          <table:table-cell office:value-type="float" office:value="6.36295890518624" calcext:value-type="float">
            <text:p>6.3629589052</text:p>
          </table:table-cell>
          <table:table-cell/>
          <table:table-cell office:value-type="float" office:value="0.565172123936673" calcext:value-type="float">
            <text:p>0.5651721239</text:p>
          </table:table-cell>
          <table:table-cell office:value-type="float" office:value="17.840065469874" calcext:value-type="float">
            <text:p>17.8400654699</text:p>
          </table:table-cell>
          <table:table-cell/>
          <table:table-cell office:value-type="float" office:value="3.1977369557" calcext:value-type="float">
            <text:p>3.1977369557</text:p>
          </table:table-cell>
          <table:table-cell office:value-type="float" office:value="32.3223617192" calcext:value-type="float">
            <text:p>32.3223617192</text:p>
          </table:table-cell>
          <table:table-cell/>
          <table:table-cell office:value-type="float" office:value="27.7182303065" calcext:value-type="float">
            <text:p>27.7182303065</text:p>
          </table:table-cell>
          <table:table-cell office:value-type="float" office:value="55.463556" calcext:value-type="float">
            <text:p>55.463556</text:p>
          </table:table-cell>
        </table:table-row>
        <table:table-row table:style-name="ro1">
          <table:table-cell office:value-type="float" office:value="0.162476518" calcext:value-type="float">
            <text:p>0.162476518</text:p>
          </table:table-cell>
          <table:table-cell office:value-type="float" office:value="6.15473554153838" calcext:value-type="float">
            <text:p>6.1547355415</text:p>
          </table:table-cell>
          <table:table-cell/>
          <table:table-cell office:value-type="float" office:value="0.558634311" calcext:value-type="float">
            <text:p>0.558634311</text:p>
          </table:table-cell>
          <table:table-cell office:value-type="float" office:value="18.595133808" calcext:value-type="float">
            <text:p>18.595133808</text:p>
          </table:table-cell>
          <table:table-cell/>
          <table:table-cell office:value-type="float" office:value="3.277923182" calcext:value-type="float">
            <text:p>3.277923182</text:p>
          </table:table-cell>
          <table:table-cell office:value-type="float" office:value="32.289993609" calcext:value-type="float">
            <text:p>32.289993609</text:p>
          </table:table-cell>
          <table:table-cell/>
          <table:table-cell office:value-type="float" office:value="27.9176526497" calcext:value-type="float">
            <text:p>27.9176526497</text:p>
          </table:table-cell>
          <table:table-cell office:value-type="float" office:value="61.0143165811" calcext:value-type="float">
            <text:p>61.0143165811</text:p>
          </table:table-cell>
        </table:table-row>
        <table:table-row table:style-name="ro1">
          <table:table-cell office:value-type="float" office:value="0.178995094" calcext:value-type="float">
            <text:p>0.178995094</text:p>
          </table:table-cell>
          <table:table-cell office:value-type="float" office:value="5.58674529928737" calcext:value-type="float">
            <text:p>5.5867452993</text:p>
          </table:table-cell>
          <table:table-cell/>
          <table:table-cell office:value-type="float" office:value="0.7388358984" calcext:value-type="float">
            <text:p>0.7388358984</text:p>
          </table:table-cell>
          <table:table-cell office:value-type="float" office:value="13.851158601" calcext:value-type="float">
            <text:p>13.851158601</text:p>
          </table:table-cell>
          <table:table-cell/>
          <table:table-cell office:value-type="float" office:value="3.2240513635" calcext:value-type="float">
            <text:p>3.2240513635</text:p>
          </table:table-cell>
          <table:table-cell office:value-type="float" office:value="32.812659819" calcext:value-type="float">
            <text:p>32.812659819</text:p>
          </table:table-cell>
          <table:table-cell/>
          <table:table-cell office:value-type="float" office:value="28.548620915" calcext:value-type="float">
            <text:p>28.548620915</text:p>
          </table:table-cell>
          <table:table-cell office:value-type="float" office:value="37.371111794751" calcext:value-type="float">
            <text:p>37.3711117948</text:p>
          </table:table-cell>
        </table:table-row>
        <table:table-row table:style-name="ro1">
          <table:table-cell office:value-type="float" office:value="0.175995362725451" calcext:value-type="float">
            <text:p>0.1759953627</text:p>
          </table:table-cell>
          <table:table-cell office:value-type="float" office:value="5.68196789116529" calcext:value-type="float">
            <text:p>5.6819678912</text:p>
          </table:table-cell>
          <table:table-cell/>
          <table:table-cell office:value-type="float" office:value="0.5499932093895" calcext:value-type="float">
            <text:p>0.5499932094</text:p>
          </table:table-cell>
          <table:table-cell office:value-type="float" office:value="18.7952843079368" calcext:value-type="float">
            <text:p>18.7952843079</text:p>
          </table:table-cell>
          <table:table-cell/>
          <table:table-cell office:value-type="float" office:value="3.796648522018" calcext:value-type="float">
            <text:p>3.796648522</text:p>
          </table:table-cell>
          <table:table-cell office:value-type="float" office:value="27.49101753342" calcext:value-type="float">
            <text:p>27.4910175334</text:p>
          </table:table-cell>
          <table:table-cell/>
          <table:table-cell office:value-type="float" office:value="27.66887764147" calcext:value-type="float">
            <text:p>27.6688776415</text:p>
          </table:table-cell>
          <table:table-cell office:value-type="float" office:value="39.28141410148" calcext:value-type="float">
            <text:p>39.2814141015</text:p>
          </table:table-cell>
        </table:table-row>
        <table:table-row table:style-name="ro1">
          <table:table-cell table:style-name="ce1" table:formula="of:=AVERAGE([.A1:.A5])" office:value-type="float" office:value="0.17653837934509" calcext:value-type="float">
            <text:p>0.1765383793</text:p>
          </table:table-cell>
          <table:table-cell table:style-name="ce1" table:formula="of:=AVERAGE([.B1:.B5])" office:value-type="float" office:value="5.71851805903374" calcext:value-type="float">
            <text:p>5.718518059</text:p>
          </table:table-cell>
          <table:table-cell table:style-name="ce1"/>
          <table:table-cell table:style-name="ce1" table:formula="of:=AVERAGE([.D1:.D5])" office:value-type="float" office:value="0.592598689465796" calcext:value-type="float">
            <text:p>0.5925986895</text:p>
          </table:table-cell>
          <table:table-cell table:style-name="ce1" table:formula="of:=AVERAGE([.E1:.E5])" office:value-type="float" office:value="17.5361394685766" calcext:value-type="float">
            <text:p>17.5361394686</text:p>
          </table:table-cell>
          <table:table-cell table:style-name="ce1"/>
          <table:table-cell table:style-name="ce1" table:formula="of:=AVERAGE([.G1:.G5])" office:value-type="float" office:value="3.3201631674036" calcext:value-type="float">
            <text:p>3.3201631674</text:p>
          </table:table-cell>
          <table:table-cell table:style-name="ce1" table:formula="of:=AVERAGE([.H1:.H5])" office:value-type="float" office:value="31.760143143844" calcext:value-type="float">
            <text:p>31.7601431438</text:p>
          </table:table-cell>
          <table:table-cell table:style-name="ce1"/>
          <table:table-cell table:style-name="ce1" table:formula="of:=AVERAGE([.J1:.J5])" office:value-type="float" office:value="27.899021207134" calcext:value-type="float">
            <text:p>27.8990212071</text:p>
          </table:table-cell>
          <table:table-cell table:style-name="ce1" table:formula="of:=AVERAGE([.K1:.K5])" office:value-type="float" office:value="46.3641884237662" calcext:value-type="float">
            <text:p>46.364188423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18.513241814" calcext:value-type="float">
            <text:p>18.513241814</text:p>
          </table:table-cell>
          <table:table-cell office:value-type="float" office:value="0.054015391255992" calcext:value-type="float">
            <text:p>0.0540153913</text:p>
          </table:table-cell>
          <table:table-cell/>
          <table:table-cell office:value-type="float" office:value="114.28029570515" calcext:value-type="float">
            <text:p>114.2802957052</text:p>
          </table:table-cell>
          <table:table-cell office:value-type="float" office:value="0.087640154494007" calcext:value-type="float">
            <text:p>0.0876401545</text:p>
          </table:table-cell>
          <table:table-cell/>
          <table:table-cell office:value-type="float" office:value="2260.00571693877" calcext:value-type="float">
            <text:p>2260.0057169388</text:p>
          </table:table-cell>
          <table:table-cell office:value-type="float" office:value="0.0442529494773408" calcext:value-type="float">
            <text:p>0.0442529495</text:p>
          </table:table-cell>
          <table:table-cell table:number-columns-repeated="3"/>
        </table:table-row>
        <table:table-row table:style-name="ro1">
          <table:table-cell office:value-type="float" office:value="16.87043605" calcext:value-type="float">
            <text:p>16.87043605</text:p>
          </table:table-cell>
          <table:table-cell office:value-type="float" office:value="0.0592752906348262" calcext:value-type="float">
            <text:p>0.0592752906</text:p>
          </table:table-cell>
          <table:table-cell/>
          <table:table-cell office:value-type="float" office:value="127.850860708" calcext:value-type="float">
            <text:p>127.850860708</text:p>
          </table:table-cell>
          <table:table-cell office:value-type="float" office:value="0.0782569072242779" calcext:value-type="float">
            <text:p>0.0782569072</text:p>
          </table:table-cell>
          <table:table-cell table:number-columns-repeated="6"/>
        </table:table-row>
        <table:table-row table:style-name="ro1">
          <table:table-cell office:value-type="float" office:value="16.803319506" calcext:value-type="float">
            <text:p>16.803319506</text:p>
          </table:table-cell>
          <table:table-cell office:value-type="float" office:value="0.0595120505589939" calcext:value-type="float">
            <text:p>0.0595120506</text:p>
          </table:table-cell>
          <table:table-cell/>
          <table:table-cell office:value-type="float" office:value="111.119231389864" calcext:value-type="float">
            <text:p>111.1192313899</text:p>
          </table:table-cell>
          <table:table-cell office:value-type="float" office:value="0.0900239488630516" calcext:value-type="float">
            <text:p>0.0900239489</text:p>
          </table:table-cell>
          <table:table-cell table:number-columns-repeated="6"/>
        </table:table-row>
        <table:table-row table:style-name="ro1">
          <table:table-cell office:value-type="float" office:value="16.786561628" calcext:value-type="float">
            <text:p>16.786561628</text:p>
          </table:table-cell>
          <table:table-cell office:value-type="float" office:value="0.0595714609197871" calcext:value-type="float">
            <text:p>0.0595714609</text:p>
          </table:table-cell>
          <table:table-cell/>
          <table:table-cell office:value-type="float" office:value="106.374143386391" calcext:value-type="float">
            <text:p>106.3741433864</text:p>
          </table:table-cell>
          <table:table-cell office:value-type="float" office:value="0.0940343882615464" calcext:value-type="float">
            <text:p>0.0940343883</text:p>
          </table:table-cell>
          <table:table-cell table:number-columns-repeated="6"/>
        </table:table-row>
        <table:table-row table:style-name="ro1">
          <table:table-cell office:value-type="float" office:value="17.58150327" calcext:value-type="float">
            <text:p>17.58150327</text:p>
          </table:table-cell>
          <table:table-cell office:value-type="float" office:value="0.0568779577401859" calcext:value-type="float">
            <text:p>0.0568779577</text:p>
          </table:table-cell>
          <table:table-cell/>
          <table:table-cell office:value-type="float" office:value="121.806779546075" calcext:value-type="float">
            <text:p>121.8067795461</text:p>
          </table:table-cell>
          <table:table-cell office:value-type="float" office:value="0.082121026016238" calcext:value-type="float">
            <text:p>0.082121026</text:p>
          </table:table-cell>
          <table:table-cell table:number-columns-repeated="6"/>
        </table:table-row>
        <table:table-row table:style-name="ro1">
          <table:table-cell table:style-name="ce1" table:formula="of:=AVERAGE([.A9:.A13])" office:value-type="float" office:value="17.3110124536" calcext:value-type="float">
            <text:p>17.3110124536</text:p>
          </table:table-cell>
          <table:table-cell table:style-name="ce1" table:formula="of:=AVERAGE([.B9:.B13])" office:value-type="float" office:value="0.057850430221957" calcext:value-type="float">
            <text:p>0.0578504302</text:p>
          </table:table-cell>
          <table:table-cell table:style-name="ce1"/>
          <table:table-cell table:style-name="ce1" table:formula="of:=AVERAGE([.D9:.D13])" office:value-type="float" office:value="116.286262147096" calcext:value-type="float">
            <text:p>116.2862621471</text:p>
          </table:table-cell>
          <table:table-cell table:style-name="ce1" table:formula="of:=AVERAGE([.E9:.E13])" office:value-type="float" office:value="0.0864152849718242" calcext:value-type="float">
            <text:p>0.086415285</text:p>
          </table:table-cell>
          <table:table-cell table:style-name="ce1"/>
          <table:table-cell table:style-name="ce1" table:formula="of:=AVERAGE([.G9:.G13])" office:value-type="float" office:value="2260.00571693877" calcext:value-type="float">
            <text:p>2260.0057169388</text:p>
          </table:table-cell>
          <table:table-cell table:style-name="ce1" table:formula="of:=AVERAGE([.H9:.H13])" office:value-type="float" office:value="0.0442529494773408" calcext:value-type="float">
            <text:p>0.0442529495</text:p>
          </table:table-cell>
          <table:table-cell table:style-name="ce1"/>
          <table:table-cell table:style-name="ce1" table:formula="of:=AVERAGE([.J9:.J13])" office:value-type="string" office:string-value="" calcext:value-type="error">
            <text:p>#DIV/0!</text:p>
          </table:table-cell>
          <table:table-cell table:style-name="ce1" table:formula="of:=AVERAGE([.K9:.K13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Kalimati" svg:font-family="Kalimati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Kalimati" style:font-family-complex="Kalimati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 style:data-style-name="N2" text:time-value="22:03:04.393512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uls Asheim</meta:initial-creator>
    <meta:creation-date>2015-12-15T21:00:34.892472899</meta:creation-date>
    <dc:date>2015-12-16T01:06:05.541544106</dc:date>
    <dc:creator>Truls Asheim</dc:creator>
    <meta:editing-duration>PT2H40M19S</meta:editing-duration>
    <meta:editing-cycles>2</meta:editing-cycles>
    <meta:generator>LibreOffice/5.0.3.2$Linux_X86_64 LibreOffice_project/00m0$Build-2</meta:generator>
    <meta:document-statistic meta:table-count="1" meta:cell-count="78" meta:object-count="0"/>
  </office:meta>
</office:document-meta>
</file>